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LGORITMO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065887" calcext:value-type="float">
            <text:p>0,065887</text:p>
          </table:table-cell>
          <table:table-cell office:value-type="float" office:value="262" calcext:value-type="float">
            <text:p>262</text:p>
          </table:table-cell>
          <table:table-cell office:value-type="float" office:value="0.0903366" calcext:value-type="float">
            <text:p>0,0903366</text:p>
          </table:table-cell>
          <table:table-cell table:style-name="ce1" office:value-type="float" office:value="900504710" calcext:value-type="float">
            <text:p>900504710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110720404117" calcext:value-type="float">
            <text:p>110720404117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2812789824" calcext:value-type="float">
            <text:p>2812789824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7726365170" calcext:value-type="float">
            <text:p>772636517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065887" calcext:value-type="float">
            <text:p>0,065887</text:p>
          </table:table-cell>
          <table:table-cell office:value-type="float" office:value="262" calcext:value-type="float">
            <text:p>262</text:p>
          </table:table-cell>
          <table:table-cell office:value-type="float" office:value="0.0903366" calcext:value-type="float">
            <text:p>0,0903366</text:p>
          </table:table-cell>
          <table:table-cell table:style-name="ce1" office:value-type="float" office:value="912861098" calcext:value-type="float">
            <text:p>912861098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79564558066" calcext:value-type="float">
            <text:p>79564558066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386666025" calcext:value-type="float">
            <text:p>386666025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3018353369" calcext:value-type="float">
            <text:p>301835336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065887" calcext:value-type="float">
            <text:p>0,065887</text:p>
          </table:table-cell>
          <table:table-cell office:value-type="float" office:value="262" calcext:value-type="float">
            <text:p>262</text:p>
          </table:table-cell>
          <table:table-cell office:value-type="float" office:value="0.0903366" calcext:value-type="float">
            <text:p>0,0903366</text:p>
          </table:table-cell>
          <table:table-cell table:style-name="ce1" office:value-type="float" office:value="393201000" calcext:value-type="float">
            <text:p>393201000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240712670029" calcext:value-type="float">
            <text:p>240712670029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377493127" calcext:value-type="float">
            <text:p>377493127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613752045" calcext:value-type="float">
            <text:p>61375204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065887" calcext:value-type="float">
            <text:p>0,065887</text:p>
          </table:table-cell>
          <table:table-cell office:value-type="float" office:value="262" calcext:value-type="float">
            <text:p>262</text:p>
          </table:table-cell>
          <table:table-cell office:value-type="float" office:value="0.0903366" calcext:value-type="float">
            <text:p>0,0903366</text:p>
          </table:table-cell>
          <table:table-cell table:style-name="ce1" office:value-type="float" office:value="397146328" calcext:value-type="float">
            <text:p>397146328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57703486746" calcext:value-type="float">
            <text:p>57703486746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402357675" calcext:value-type="float">
            <text:p>402357675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2514600641" calcext:value-type="float">
            <text:p>251460064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065887" calcext:value-type="float">
            <text:p>0,065887</text:p>
          </table:table-cell>
          <table:table-cell office:value-type="float" office:value="262" calcext:value-type="float">
            <text:p>262</text:p>
          </table:table-cell>
          <table:table-cell office:value-type="float" office:value="0.0903366" calcext:value-type="float">
            <text:p>0,0903366</text:p>
          </table:table-cell>
          <table:table-cell table:style-name="ce1" office:value-type="float" office:value="387394665" calcext:value-type="float">
            <text:p>387394665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5165140956" calcext:value-type="float">
            <text:p>5165140956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401943819" calcext:value-type="float">
            <text:p>401943819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4981779859" calcext:value-type="float">
            <text:p>498177985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065887" calcext:value-type="float">
            <text:p>0,065887</text:p>
          </table:table-cell>
          <table:table-cell table:formula="of:=([.C3]+[.C4]+[.C5]+[.C6]+[.C7])/5" office:value-type="float" office:value="262" calcext:value-type="float">
            <text:p>262</text:p>
          </table:table-cell>
          <table:table-cell table:formula="of:=([.D3]+[.D4]+[.D5]+[.D6]+[.D7])/5" office:value-type="float" office:value="0.0903366" calcext:value-type="float">
            <text:p>0,0903366</text:p>
          </table:table-cell>
          <table:table-cell table:style-name="ce1" table:formula="of:=([.E3]+[.E4]+[.E5]+[.E6]+[.E7])/5" office:value-type="float" office:value="598221560.2" calcext:value-type="float">
            <text:p>598221560,2</text:p>
          </table:table-cell>
          <table:table-cell table:formula="of:=([.F3]+[.F4]+[.F5]+[.F6]+[.F7])/5" office:value-type="float" office:value="3.80235" calcext:value-type="float">
            <text:p>3,80235</text:p>
          </table:table-cell>
          <table:table-cell table:formula="of:=([.G3]+[.G4]+[.G5]+[.G6]+[.G7])/5" office:value-type="float" office:value="2316" calcext:value-type="float">
            <text:p>2316</text:p>
          </table:table-cell>
          <table:table-cell table:formula="of:=([.H3]+[.H4]+[.H5]+[.H6]+[.H7])/5" office:value-type="float" office:value="9.9131" calcext:value-type="float">
            <text:p>9,9131</text:p>
          </table:table-cell>
          <table:table-cell table:style-name="ce1" table:formula="of:=([.I3]+[.I4]+[.I5]+[.I6]+[.I7])/5" office:value-type="float" office:value="98773251982.8" calcext:value-type="float">
            <text:p>98773251982,8</text:p>
          </table:table-cell>
          <table:table-cell table:formula="of:=([.J3]+[.J4]+[.J5]+[.J6]+[.J7])/5" office:value-type="float" office:value="0.0797874" calcext:value-type="float">
            <text:p>0,0797874</text:p>
          </table:table-cell>
          <table:table-cell table:formula="of:=([.K3]+[.K4]+[.K5]+[.K6]+[.K7])/5" office:value-type="float" office:value="723" calcext:value-type="float">
            <text:p>723</text:p>
          </table:table-cell>
          <table:table-cell table:formula="of:=([.L3]+[.L4]+[.L5]+[.L6]+[.L7])/5" office:value-type="float" office:value="0.216377" calcext:value-type="float">
            <text:p>0,216377</text:p>
          </table:table-cell>
          <table:table-cell table:style-name="ce1" table:formula="of:=([.M3]+[.M4]+[.M5]+[.M6]+[.M7])/5" office:value-type="float" office:value="876250094" calcext:value-type="float">
            <text:p>876250094</text:p>
          </table:table-cell>
          <table:table-cell table:formula="of:=([.N3]+[.N4]+[.N5]+[.N6]+[.N7])/5" office:value-type="float" office:value="0.394925" calcext:value-type="float">
            <text:p>0,394925</text:p>
          </table:table-cell>
          <table:table-cell table:formula="of:=([.O3]+[.O4]+[.O5]+[.O6]+[.O7])/5" office:value-type="float" office:value="1069" calcext:value-type="float">
            <text:p>1069</text:p>
          </table:table-cell>
          <table:table-cell table:formula="of:=([.P3]+[.P4]+[.P5]+[.P6]+[.P7])/5" office:value-type="float" office:value="0.898514" calcext:value-type="float">
            <text:p>0,898514</text:p>
          </table:table-cell>
          <table:table-cell table:style-name="ce1" table:formula="of:=([.Q3]+[.Q4]+[.Q5]+[.Q6]+[.Q7])/5" office:value-type="float" office:value="3770970216.8" calcext:value-type="float">
            <text:p>3770970216,8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257" calcext:value-type="float">
            <text:p>257</text:p>
          </table:table-cell>
          <table:table-cell office:value-type="float" office:value="0.0887104" calcext:value-type="float">
            <text:p>0,0887104</text:p>
          </table:table-cell>
          <table:table-cell table:style-name="ce1" office:value-type="float" office:value="382171670" calcext:value-type="float">
            <text:p>382171670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148046175956" calcext:value-type="float">
            <text:p>148046175956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2708965654" calcext:value-type="float">
            <text:p>2708965654</text:p>
          </table:table-cell>
          <table:table-cell office:value-type="float" office:value="2.33021" calcext:value-type="float">
            <text:p>2,33021</text:p>
          </table:table-cell>
          <table:table-cell office:value-type="float" office:value="831" calcext:value-type="float">
            <text:p>831</text:p>
          </table:table-cell>
          <table:table-cell office:value-type="float" office:value="4.30524" calcext:value-type="float">
            <text:p>4,30524</text:p>
          </table:table-cell>
          <table:table-cell table:style-name="ce1" office:value-type="float" office:value="1803956412" calcext:value-type="float">
            <text:p>1803956412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257" calcext:value-type="float">
            <text:p>257</text:p>
          </table:table-cell>
          <table:table-cell office:value-type="float" office:value="0.0887104" calcext:value-type="float">
            <text:p>0,0887104</text:p>
          </table:table-cell>
          <table:table-cell table:style-name="ce1" office:value-type="float" office:value="771778745" calcext:value-type="float">
            <text:p>771778745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13167850965" calcext:value-type="float">
            <text:p>13167850965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397910481" calcext:value-type="float">
            <text:p>397910481</text:p>
          </table:table-cell>
          <table:table-cell office:value-type="float" office:value="2.33021" calcext:value-type="float">
            <text:p>2,33021</text:p>
          </table:table-cell>
          <table:table-cell office:value-type="float" office:value="831" calcext:value-type="float">
            <text:p>831</text:p>
          </table:table-cell>
          <table:table-cell office:value-type="float" office:value="4.30524" calcext:value-type="float">
            <text:p>4,30524</text:p>
          </table:table-cell>
          <table:table-cell table:style-name="ce1" office:value-type="float" office:value="9133220849" calcext:value-type="float">
            <text:p>913322084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257" calcext:value-type="float">
            <text:p>257</text:p>
          </table:table-cell>
          <table:table-cell office:value-type="float" office:value="0.0887104" calcext:value-type="float">
            <text:p>0,0887104</text:p>
          </table:table-cell>
          <table:table-cell table:style-name="ce1" office:value-type="float" office:value="405870643" calcext:value-type="float">
            <text:p>405870643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28141613546" calcext:value-type="float">
            <text:p>28141613546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632597968" calcext:value-type="float">
            <text:p>632597968</text:p>
          </table:table-cell>
          <table:table-cell office:value-type="float" office:value="2.33021" calcext:value-type="float">
            <text:p>2,33021</text:p>
          </table:table-cell>
          <table:table-cell office:value-type="float" office:value="831" calcext:value-type="float">
            <text:p>831</text:p>
          </table:table-cell>
          <table:table-cell office:value-type="float" office:value="4.30524" calcext:value-type="float">
            <text:p>4,30524</text:p>
          </table:table-cell>
          <table:table-cell table:style-name="ce1" office:value-type="float" office:value="764658046" calcext:value-type="float">
            <text:p>76465804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257" calcext:value-type="float">
            <text:p>257</text:p>
          </table:table-cell>
          <table:table-cell office:value-type="float" office:value="0.0887104" calcext:value-type="float">
            <text:p>0,0887104</text:p>
          </table:table-cell>
          <table:table-cell table:style-name="ce1" office:value-type="float" office:value="1735264861" calcext:value-type="float">
            <text:p>1735264861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155516796367" calcext:value-type="float">
            <text:p>155516796367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387039319" calcext:value-type="float">
            <text:p>387039319</text:p>
          </table:table-cell>
          <table:table-cell office:value-type="float" office:value="2.33021" calcext:value-type="float">
            <text:p>2,33021</text:p>
          </table:table-cell>
          <table:table-cell office:value-type="float" office:value="831" calcext:value-type="float">
            <text:p>831</text:p>
          </table:table-cell>
          <table:table-cell office:value-type="float" office:value="4.30524" calcext:value-type="float">
            <text:p>4,30524</text:p>
          </table:table-cell>
          <table:table-cell table:style-name="ce1" office:value-type="float" office:value="1739386432" calcext:value-type="float">
            <text:p>173938643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257" calcext:value-type="float">
            <text:p>257</text:p>
          </table:table-cell>
          <table:table-cell office:value-type="float" office:value="0.0887104" calcext:value-type="float">
            <text:p>0,0887104</text:p>
          </table:table-cell>
          <table:table-cell table:style-name="ce1" office:value-type="float" office:value="644122941" calcext:value-type="float">
            <text:p>644122941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23725604275" calcext:value-type="float">
            <text:p>23725604275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398811005" calcext:value-type="float">
            <text:p>398811005</text:p>
          </table:table-cell>
          <table:table-cell office:value-type="float" office:value="2.33021" calcext:value-type="float">
            <text:p>2,33021</text:p>
          </table:table-cell>
          <table:table-cell office:value-type="float" office:value="831" calcext:value-type="float">
            <text:p>831</text:p>
          </table:table-cell>
          <table:table-cell office:value-type="float" office:value="4.30524" calcext:value-type="float">
            <text:p>4,30524</text:p>
          </table:table-cell>
          <table:table-cell table:style-name="ce1" office:value-type="float" office:value="1654639714" calcext:value-type="float">
            <text:p>1654639714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0649672" calcext:value-type="float">
            <text:p>0,0649672</text:p>
          </table:table-cell>
          <table:table-cell table:formula="of:=([.C10]+[.C11]+[.C12]+[.C13]+[.C14])/5" office:value-type="float" office:value="257" calcext:value-type="float">
            <text:p>257</text:p>
          </table:table-cell>
          <table:table-cell table:formula="of:=([.D10]+[.D11]+[.D12]+[.D13]+[.D14])/5" office:value-type="float" office:value="0.0887104" calcext:value-type="float">
            <text:p>0,0887104</text:p>
          </table:table-cell>
          <table:table-cell table:style-name="ce1" table:formula="of:=([.E10]+[.E11]+[.E12]+[.E13]+[.E14])/5" office:value-type="float" office:value="787841772" calcext:value-type="float">
            <text:p>787841772</text:p>
          </table:table-cell>
          <table:table-cell table:formula="of:=([.F10]+[.F11]+[.F12]+[.F13]+[.F14])/5" office:value-type="float" office:value="2.45574" calcext:value-type="float">
            <text:p>2,45574</text:p>
          </table:table-cell>
          <table:table-cell table:formula="of:=([.G10]+[.G11]+[.G12]+[.G13]+[.G14])/5" office:value-type="float" office:value="2972" calcext:value-type="float">
            <text:p>2972</text:p>
          </table:table-cell>
          <table:table-cell table:formula="of:=([.H10]+[.H11]+[.H12]+[.H13]+[.H14])/5" office:value-type="float" office:value="8.47185" calcext:value-type="float">
            <text:p>8,47185</text:p>
          </table:table-cell>
          <table:table-cell table:style-name="ce1" table:formula="of:=([.I10]+[.I11]+[.I12]+[.I13]+[.I14])/5" office:value-type="float" office:value="73719608221.8" calcext:value-type="float">
            <text:p>73719608221,8</text:p>
          </table:table-cell>
          <table:table-cell table:formula="of:=([.J10]+[.J11]+[.J12]+[.J13]+[.J14])/5" office:value-type="float" office:value="0.0797874" calcext:value-type="float">
            <text:p>0,0797874</text:p>
          </table:table-cell>
          <table:table-cell table:formula="of:=([.K10]+[.K11]+[.K12]+[.K13]+[.K14])/5" office:value-type="float" office:value="723" calcext:value-type="float">
            <text:p>723</text:p>
          </table:table-cell>
          <table:table-cell table:formula="of:=([.L10]+[.L11]+[.L12]+[.L13]+[.L14])/5" office:value-type="float" office:value="0.216377" calcext:value-type="float">
            <text:p>0,216377</text:p>
          </table:table-cell>
          <table:table-cell table:style-name="ce1" table:formula="of:=([.M10]+[.M11]+[.M12]+[.M13]+[.M14])/5" office:value-type="float" office:value="905064885.4" calcext:value-type="float">
            <text:p>905064885,4</text:p>
          </table:table-cell>
          <table:table-cell table:formula="of:=([.N10]+[.N11]+[.N12]+[.N13]+[.N14])/5" office:value-type="float" office:value="2.33021" calcext:value-type="float">
            <text:p>2,33021</text:p>
          </table:table-cell>
          <table:table-cell table:formula="of:=([.O10]+[.O11]+[.O12]+[.O13]+[.O14])/5" office:value-type="float" office:value="831" calcext:value-type="float">
            <text:p>831</text:p>
          </table:table-cell>
          <table:table-cell table:formula="of:=([.P10]+[.P11]+[.P12]+[.P13]+[.P14])/5" office:value-type="float" office:value="4.30524" calcext:value-type="float">
            <text:p>4,30524</text:p>
          </table:table-cell>
          <table:table-cell table:style-name="ce1" table:formula="of:=([.Q10]+[.Q11]+[.Q12]+[.Q13]+[.Q14])/5" office:value-type="float" office:value="3019172290.6" calcext:value-type="float">
            <text:p>3019172290,6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717" calcext:value-type="float">
            <text:p>717</text:p>
          </table:table-cell>
          <table:table-cell office:value-type="float" office:value="0.210653" calcext:value-type="float">
            <text:p>0,210653</text:p>
          </table:table-cell>
          <table:table-cell table:style-name="ce1" office:value-type="float" office:value="654331009" calcext:value-type="float">
            <text:p>654331009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24290869766" calcext:value-type="float">
            <text:p>24290869766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724" calcext:value-type="float">
            <text:p>724</text:p>
          </table:table-cell>
          <table:table-cell office:value-type="float" office:value="0.215735" calcext:value-type="float">
            <text:p>0,215735</text:p>
          </table:table-cell>
          <table:table-cell table:style-name="ce1" office:value-type="float" office:value="518107408" calcext:value-type="float">
            <text:p>518107408</text:p>
          </table:table-cell>
          <table:table-cell office:value-type="float" office:value="2.94502" calcext:value-type="float">
            <text:p>2,94502</text:p>
          </table:table-cell>
          <table:table-cell office:value-type="float" office:value="948" calcext:value-type="float">
            <text:p>948</text:p>
          </table:table-cell>
          <table:table-cell office:value-type="float" office:value="5.87905" calcext:value-type="float">
            <text:p>5,87905</text:p>
          </table:table-cell>
          <table:table-cell table:style-name="ce1" office:value-type="float" office:value="755677191" calcext:value-type="float">
            <text:p>75567719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717" calcext:value-type="float">
            <text:p>717</text:p>
          </table:table-cell>
          <table:table-cell office:value-type="float" office:value="0.210653" calcext:value-type="float">
            <text:p>0,210653</text:p>
          </table:table-cell>
          <table:table-cell table:style-name="ce1" office:value-type="float" office:value="394698504" calcext:value-type="float">
            <text:p>394698504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8660094496" calcext:value-type="float">
            <text:p>8660094496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724" calcext:value-type="float">
            <text:p>724</text:p>
          </table:table-cell>
          <table:table-cell office:value-type="float" office:value="0.215735" calcext:value-type="float">
            <text:p>0,215735</text:p>
          </table:table-cell>
          <table:table-cell table:style-name="ce1" office:value-type="float" office:value="381584059" calcext:value-type="float">
            <text:p>381584059</text:p>
          </table:table-cell>
          <table:table-cell office:value-type="float" office:value="2.94502" calcext:value-type="float">
            <text:p>2,94502</text:p>
          </table:table-cell>
          <table:table-cell office:value-type="float" office:value="948" calcext:value-type="float">
            <text:p>948</text:p>
          </table:table-cell>
          <table:table-cell office:value-type="float" office:value="5.87905" calcext:value-type="float">
            <text:p>5,87905</text:p>
          </table:table-cell>
          <table:table-cell table:style-name="ce1" office:value-type="float" office:value="9252823129" calcext:value-type="float">
            <text:p>925282312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717" calcext:value-type="float">
            <text:p>717</text:p>
          </table:table-cell>
          <table:table-cell office:value-type="float" office:value="0.210653" calcext:value-type="float">
            <text:p>0,210653</text:p>
          </table:table-cell>
          <table:table-cell table:style-name="ce1" office:value-type="float" office:value="386321191" calcext:value-type="float">
            <text:p>386321191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4844275372" calcext:value-type="float">
            <text:p>4844275372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724" calcext:value-type="float">
            <text:p>724</text:p>
          </table:table-cell>
          <table:table-cell office:value-type="float" office:value="0.215735" calcext:value-type="float">
            <text:p>0,215735</text:p>
          </table:table-cell>
          <table:table-cell table:style-name="ce1" office:value-type="float" office:value="381435015" calcext:value-type="float">
            <text:p>381435015</text:p>
          </table:table-cell>
          <table:table-cell office:value-type="float" office:value="2.94502" calcext:value-type="float">
            <text:p>2,94502</text:p>
          </table:table-cell>
          <table:table-cell office:value-type="float" office:value="948" calcext:value-type="float">
            <text:p>948</text:p>
          </table:table-cell>
          <table:table-cell office:value-type="float" office:value="5.87905" calcext:value-type="float">
            <text:p>5,87905</text:p>
          </table:table-cell>
          <table:table-cell table:style-name="ce1" office:value-type="float" office:value="1061307122" calcext:value-type="float">
            <text:p>106130712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717" calcext:value-type="float">
            <text:p>717</text:p>
          </table:table-cell>
          <table:table-cell office:value-type="float" office:value="0.210653" calcext:value-type="float">
            <text:p>0,210653</text:p>
          </table:table-cell>
          <table:table-cell table:style-name="ce1" office:value-type="float" office:value="656988327" calcext:value-type="float">
            <text:p>656988327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6014817468" calcext:value-type="float">
            <text:p>6014817468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724" calcext:value-type="float">
            <text:p>724</text:p>
          </table:table-cell>
          <table:table-cell office:value-type="float" office:value="0.215735" calcext:value-type="float">
            <text:p>0,215735</text:p>
          </table:table-cell>
          <table:table-cell table:style-name="ce1" office:value-type="float" office:value="406038920" calcext:value-type="float">
            <text:p>406038920</text:p>
          </table:table-cell>
          <table:table-cell office:value-type="float" office:value="2.94502" calcext:value-type="float">
            <text:p>2,94502</text:p>
          </table:table-cell>
          <table:table-cell office:value-type="float" office:value="948" calcext:value-type="float">
            <text:p>948</text:p>
          </table:table-cell>
          <table:table-cell office:value-type="float" office:value="5.87905" calcext:value-type="float">
            <text:p>5,87905</text:p>
          </table:table-cell>
          <table:table-cell table:style-name="ce1" office:value-type="float" office:value="7569508565" calcext:value-type="float">
            <text:p>756950856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717" calcext:value-type="float">
            <text:p>717</text:p>
          </table:table-cell>
          <table:table-cell office:value-type="float" office:value="0.210653" calcext:value-type="float">
            <text:p>0,210653</text:p>
          </table:table-cell>
          <table:table-cell table:style-name="ce1" office:value-type="float" office:value="903435208" calcext:value-type="float">
            <text:p>903435208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15142526063" calcext:value-type="float">
            <text:p>15142526063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724" calcext:value-type="float">
            <text:p>724</text:p>
          </table:table-cell>
          <table:table-cell office:value-type="float" office:value="0.215735" calcext:value-type="float">
            <text:p>0,215735</text:p>
          </table:table-cell>
          <table:table-cell table:style-name="ce1" office:value-type="float" office:value="397098459" calcext:value-type="float">
            <text:p>397098459</text:p>
          </table:table-cell>
          <table:table-cell office:value-type="float" office:value="2.94502" calcext:value-type="float">
            <text:p>2,94502</text:p>
          </table:table-cell>
          <table:table-cell office:value-type="float" office:value="948" calcext:value-type="float">
            <text:p>948</text:p>
          </table:table-cell>
          <table:table-cell office:value-type="float" office:value="5.87905" calcext:value-type="float">
            <text:p>5,87905</text:p>
          </table:table-cell>
          <table:table-cell table:style-name="ce1" office:value-type="float" office:value="230937254" calcext:value-type="float">
            <text:p>230937254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12375" calcext:value-type="float">
            <text:p>0,112375</text:p>
          </table:table-cell>
          <table:table-cell table:formula="of:=([.C17]+[.C18]+[.C19]+[.C20]+[.C21])/5" office:value-type="float" office:value="717" calcext:value-type="float">
            <text:p>717</text:p>
          </table:table-cell>
          <table:table-cell table:formula="of:=([.D17]+[.D18]+[.D19]+[.D20]+[.D21])/5" office:value-type="float" office:value="0.210653" calcext:value-type="float">
            <text:p>0,210653</text:p>
          </table:table-cell>
          <table:table-cell table:style-name="ce1" table:formula="of:=([.E17]+[.E18]+[.E19]+[.E20]+[.E21])/5" office:value-type="float" office:value="599154847.8" calcext:value-type="float">
            <text:p>599154847,8</text:p>
          </table:table-cell>
          <table:table-cell table:formula="of:=([.F17]+[.F18]+[.F19]+[.F20]+[.F21])/5" office:value-type="float" office:value="0.885967" calcext:value-type="float">
            <text:p>0,885967</text:p>
          </table:table-cell>
          <table:table-cell table:formula="of:=([.G17]+[.G18]+[.G19]+[.G20]+[.G21])/5" office:value-type="float" office:value="2385" calcext:value-type="float">
            <text:p>2385</text:p>
          </table:table-cell>
          <table:table-cell table:formula="of:=([.H17]+[.H18]+[.H19]+[.H20]+[.H21])/5" office:value-type="float" office:value="2.55673" calcext:value-type="float">
            <text:p>2,55673</text:p>
          </table:table-cell>
          <table:table-cell table:style-name="ce1" table:formula="of:=([.I17]+[.I18]+[.I19]+[.I20]+[.I21])/5" office:value-type="float" office:value="11790516633" calcext:value-type="float">
            <text:p>11790516633</text:p>
          </table:table-cell>
          <table:table-cell table:formula="of:=([.J17]+[.J18]+[.J19]+[.J20]+[.J21])/5" office:value-type="float" office:value="0.0794814" calcext:value-type="float">
            <text:p>0,0794814</text:p>
          </table:table-cell>
          <table:table-cell table:formula="of:=([.K17]+[.K18]+[.K19]+[.K20]+[.K21])/5" office:value-type="float" office:value="724" calcext:value-type="float">
            <text:p>724</text:p>
          </table:table-cell>
          <table:table-cell table:formula="of:=([.L17]+[.L18]+[.L19]+[.L20]+[.L21])/5" office:value-type="float" office:value="0.215735" calcext:value-type="float">
            <text:p>0,215735</text:p>
          </table:table-cell>
          <table:table-cell table:style-name="ce1" table:formula="of:=([.M17]+[.M18]+[.M19]+[.M20]+[.M21])/5" office:value-type="float" office:value="416852772.2" calcext:value-type="float">
            <text:p>416852772,2</text:p>
          </table:table-cell>
          <table:table-cell table:formula="of:=([.N17]+[.N18]+[.N19]+[.N20]+[.N21])/5" office:value-type="float" office:value="2.94502" calcext:value-type="float">
            <text:p>2,94502</text:p>
          </table:table-cell>
          <table:table-cell table:formula="of:=([.O17]+[.O18]+[.O19]+[.O20]+[.O21])/5" office:value-type="float" office:value="948" calcext:value-type="float">
            <text:p>948</text:p>
          </table:table-cell>
          <table:table-cell table:formula="of:=([.P17]+[.P18]+[.P19]+[.P20]+[.P21])/5" office:value-type="float" office:value="5.87905" calcext:value-type="float">
            <text:p>5,87905</text:p>
          </table:table-cell>
          <table:table-cell table:style-name="ce1" table:formula="of:=([.Q17]+[.Q18]+[.Q19]+[.Q20]+[.Q21])/5" office:value-type="float" office:value="3774050652.2" calcext:value-type="float">
            <text:p>3774050652,2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332" calcext:value-type="float">
            <text:p>332</text:p>
          </table:table-cell>
          <table:table-cell office:value-type="float" office:value="0.24432" calcext:value-type="float">
            <text:p>0,24432</text:p>
          </table:table-cell>
          <table:table-cell table:style-name="ce1" office:value-type="float" office:value="390112117" calcext:value-type="float">
            <text:p>390112117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17775422729" calcext:value-type="float">
            <text:p>17775422729</text:p>
          </table:table-cell>
          <table:table-cell office:value-type="float" office:value="0.120704" calcext:value-type="float">
            <text:p>0,120704</text:p>
          </table:table-cell>
          <table:table-cell office:value-type="float" office:value="352" calcext:value-type="float">
            <text:p>352</text:p>
          </table:table-cell>
          <table:table-cell office:value-type="float" office:value="0.186877" calcext:value-type="float">
            <text:p>0,186877</text:p>
          </table:table-cell>
          <table:table-cell table:style-name="ce1" office:value-type="float" office:value="1777379327" calcext:value-type="float">
            <text:p>1777379327</text:p>
          </table:table-cell>
          <table:table-cell office:value-type="float" office:value="0.395763" calcext:value-type="float">
            <text:p>0,395763</text:p>
          </table:table-cell>
          <table:table-cell office:value-type="float" office:value="1090" calcext:value-type="float">
            <text:p>1090</text:p>
          </table:table-cell>
          <table:table-cell office:value-type="float" office:value="0.910333" calcext:value-type="float">
            <text:p>0,910333</text:p>
          </table:table-cell>
          <table:table-cell table:style-name="ce1" office:value-type="float" office:value="9249438846" calcext:value-type="float">
            <text:p>924943884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332" calcext:value-type="float">
            <text:p>332</text:p>
          </table:table-cell>
          <table:table-cell office:value-type="float" office:value="0.24432" calcext:value-type="float">
            <text:p>0,24432</text:p>
          </table:table-cell>
          <table:table-cell table:style-name="ce1" office:value-type="float" office:value="384650231" calcext:value-type="float">
            <text:p>384650231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8761231125" calcext:value-type="float">
            <text:p>8761231125</text:p>
          </table:table-cell>
          <table:table-cell office:value-type="float" office:value="0.120704" calcext:value-type="float">
            <text:p>0,120704</text:p>
          </table:table-cell>
          <table:table-cell office:value-type="float" office:value="352" calcext:value-type="float">
            <text:p>352</text:p>
          </table:table-cell>
          <table:table-cell office:value-type="float" office:value="0.186877" calcext:value-type="float">
            <text:p>0,186877</text:p>
          </table:table-cell>
          <table:table-cell table:style-name="ce1" office:value-type="float" office:value="383137725" calcext:value-type="float">
            <text:p>383137725</text:p>
          </table:table-cell>
          <table:table-cell office:value-type="float" office:value="0.395763" calcext:value-type="float">
            <text:p>0,395763</text:p>
          </table:table-cell>
          <table:table-cell office:value-type="float" office:value="1090" calcext:value-type="float">
            <text:p>1090</text:p>
          </table:table-cell>
          <table:table-cell office:value-type="float" office:value="0.910333" calcext:value-type="float">
            <text:p>0,910333</text:p>
          </table:table-cell>
          <table:table-cell table:style-name="ce1" office:value-type="float" office:value="9121579402" calcext:value-type="float">
            <text:p>912157940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332" calcext:value-type="float">
            <text:p>332</text:p>
          </table:table-cell>
          <table:table-cell office:value-type="float" office:value="0.24432" calcext:value-type="float">
            <text:p>0,24432</text:p>
          </table:table-cell>
          <table:table-cell table:style-name="ce1" office:value-type="float" office:value="1845032459" calcext:value-type="float">
            <text:p>1845032459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39340623144" calcext:value-type="float">
            <text:p>39340623144</text:p>
          </table:table-cell>
          <table:table-cell office:value-type="float" office:value="0.120704" calcext:value-type="float">
            <text:p>0,120704</text:p>
          </table:table-cell>
          <table:table-cell office:value-type="float" office:value="352" calcext:value-type="float">
            <text:p>352</text:p>
          </table:table-cell>
          <table:table-cell office:value-type="float" office:value="0.186877" calcext:value-type="float">
            <text:p>0,186877</text:p>
          </table:table-cell>
          <table:table-cell table:style-name="ce1" office:value-type="float" office:value="382954533" calcext:value-type="float">
            <text:p>382954533</text:p>
          </table:table-cell>
          <table:table-cell office:value-type="float" office:value="0.395763" calcext:value-type="float">
            <text:p>0,395763</text:p>
          </table:table-cell>
          <table:table-cell office:value-type="float" office:value="1090" calcext:value-type="float">
            <text:p>1090</text:p>
          </table:table-cell>
          <table:table-cell office:value-type="float" office:value="0.910333" calcext:value-type="float">
            <text:p>0,910333</text:p>
          </table:table-cell>
          <table:table-cell table:style-name="ce1" office:value-type="float" office:value="9091483314" calcext:value-type="float">
            <text:p>909148331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332" calcext:value-type="float">
            <text:p>332</text:p>
          </table:table-cell>
          <table:table-cell office:value-type="float" office:value="0.24432" calcext:value-type="float">
            <text:p>0,24432</text:p>
          </table:table-cell>
          <table:table-cell table:style-name="ce1" office:value-type="float" office:value="784081836" calcext:value-type="float">
            <text:p>784081836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9783852458" calcext:value-type="float">
            <text:p>9783852458</text:p>
          </table:table-cell>
          <table:table-cell office:value-type="float" office:value="0.120704" calcext:value-type="float">
            <text:p>0,120704</text:p>
          </table:table-cell>
          <table:table-cell office:value-type="float" office:value="352" calcext:value-type="float">
            <text:p>352</text:p>
          </table:table-cell>
          <table:table-cell office:value-type="float" office:value="0.186877" calcext:value-type="float">
            <text:p>0,186877</text:p>
          </table:table-cell>
          <table:table-cell table:style-name="ce1" office:value-type="float" office:value="383010420" calcext:value-type="float">
            <text:p>383010420</text:p>
          </table:table-cell>
          <table:table-cell office:value-type="float" office:value="0.395763" calcext:value-type="float">
            <text:p>0,395763</text:p>
          </table:table-cell>
          <table:table-cell office:value-type="float" office:value="1090" calcext:value-type="float">
            <text:p>1090</text:p>
          </table:table-cell>
          <table:table-cell office:value-type="float" office:value="0.910333" calcext:value-type="float">
            <text:p>0,910333</text:p>
          </table:table-cell>
          <table:table-cell table:style-name="ce1" office:value-type="float" office:value="752823043" calcext:value-type="float">
            <text:p>75282304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332" calcext:value-type="float">
            <text:p>332</text:p>
          </table:table-cell>
          <table:table-cell office:value-type="float" office:value="0.24432" calcext:value-type="float">
            <text:p>0,24432</text:p>
          </table:table-cell>
          <table:table-cell table:style-name="ce1" office:value-type="float" office:value="765912815" calcext:value-type="float">
            <text:p>765912815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8840591822" calcext:value-type="float">
            <text:p>8840591822</text:p>
          </table:table-cell>
          <table:table-cell office:value-type="float" office:value="0.120704" calcext:value-type="float">
            <text:p>0,120704</text:p>
          </table:table-cell>
          <table:table-cell office:value-type="float" office:value="352" calcext:value-type="float">
            <text:p>352</text:p>
          </table:table-cell>
          <table:table-cell office:value-type="float" office:value="0.186877" calcext:value-type="float">
            <text:p>0,186877</text:p>
          </table:table-cell>
          <table:table-cell table:style-name="ce1" office:value-type="float" office:value="380238715" calcext:value-type="float">
            <text:p>380238715</text:p>
          </table:table-cell>
          <table:table-cell office:value-type="float" office:value="0.395763" calcext:value-type="float">
            <text:p>0,395763</text:p>
          </table:table-cell>
          <table:table-cell office:value-type="float" office:value="1090" calcext:value-type="float">
            <text:p>1090</text:p>
          </table:table-cell>
          <table:table-cell office:value-type="float" office:value="0.910333" calcext:value-type="float">
            <text:p>0,910333</text:p>
          </table:table-cell>
          <table:table-cell table:style-name="ce1" office:value-type="float" office:value="678464692" calcext:value-type="float">
            <text:p>67846469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64991" calcext:value-type="float">
            <text:p>0,164991</text:p>
          </table:table-cell>
          <table:table-cell table:formula="of:=([.C24]+[.C25]+[.C26]+[.C27]+[.C28])/5" office:value-type="float" office:value="332" calcext:value-type="float">
            <text:p>332</text:p>
          </table:table-cell>
          <table:table-cell table:formula="of:=([.D24]+[.D25]+[.D26]+[.D27]+[.D28])/5" office:value-type="float" office:value="0.24432" calcext:value-type="float">
            <text:p>0,24432</text:p>
          </table:table-cell>
          <table:table-cell table:style-name="ce1" table:formula="of:=([.E24]+[.E25]+[.E26]+[.E27]+[.E28])/5" office:value-type="float" office:value="833957891.6" calcext:value-type="float">
            <text:p>833957891,6</text:p>
          </table:table-cell>
          <table:table-cell table:formula="of:=([.F24]+[.F25]+[.F26]+[.F27]+[.F28])/5" office:value-type="float" office:value="2.03771" calcext:value-type="float">
            <text:p>2,03771</text:p>
          </table:table-cell>
          <table:table-cell table:formula="of:=([.G24]+[.G25]+[.G26]+[.G27]+[.G28])/5" office:value-type="float" office:value="2966" calcext:value-type="float">
            <text:p>2966</text:p>
          </table:table-cell>
          <table:table-cell table:formula="of:=([.H24]+[.H25]+[.H26]+[.H27]+[.H28])/5" office:value-type="float" office:value="6.68869" calcext:value-type="float">
            <text:p>6,68869</text:p>
          </table:table-cell>
          <table:table-cell table:style-name="ce1" table:formula="of:=([.I24]+[.I25]+[.I26]+[.I27]+[.I28])/5" office:value-type="float" office:value="16900344255.6" calcext:value-type="float">
            <text:p>16900344255,6</text:p>
          </table:table-cell>
          <table:table-cell table:formula="of:=([.J24]+[.J25]+[.J26]+[.J27]+[.J28])/5" office:value-type="float" office:value="0.120704" calcext:value-type="float">
            <text:p>0,120704</text:p>
          </table:table-cell>
          <table:table-cell table:formula="of:=([.K24]+[.K25]+[.K26]+[.K27]+[.K28])/5" office:value-type="float" office:value="352" calcext:value-type="float">
            <text:p>352</text:p>
          </table:table-cell>
          <table:table-cell table:formula="of:=([.L24]+[.L25]+[.L26]+[.L27]+[.L28])/5" office:value-type="float" office:value="0.186877" calcext:value-type="float">
            <text:p>0,186877</text:p>
          </table:table-cell>
          <table:table-cell table:style-name="ce1" table:formula="of:=([.M24]+[.M25]+[.M26]+[.M27]+[.M28])/5" office:value-type="float" office:value="661344144" calcext:value-type="float">
            <text:p>661344144</text:p>
          </table:table-cell>
          <table:table-cell table:formula="of:=([.N24]+[.N25]+[.N26]+[.N27]+[.N28])/5" office:value-type="float" office:value="0.395763" calcext:value-type="float">
            <text:p>0,395763</text:p>
          </table:table-cell>
          <table:table-cell table:formula="of:=([.O24]+[.O25]+[.O26]+[.O27]+[.O28])/5" office:value-type="float" office:value="1090" calcext:value-type="float">
            <text:p>1090</text:p>
          </table:table-cell>
          <table:table-cell table:formula="of:=([.P24]+[.P25]+[.P26]+[.P27]+[.P28])/5" office:value-type="float" office:value="0.910333" calcext:value-type="float">
            <text:p>0,910333</text:p>
          </table:table-cell>
          <table:table-cell table:style-name="ce1" table:formula="of:=([.Q24]+[.Q25]+[.Q26]+[.Q27]+[.Q28])/5" office:value-type="float" office:value="5778757859.4" calcext:value-type="float">
            <text:p>5778757859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0696227" calcext:value-type="float">
            <text:p>0,0696227</text:p>
          </table:table-cell>
          <table:table-cell office:value-type="float" office:value="323" calcext:value-type="float">
            <text:p>323</text:p>
          </table:table-cell>
          <table:table-cell office:value-type="float" office:value="0.103719" calcext:value-type="float">
            <text:p>0,103719</text:p>
          </table:table-cell>
          <table:table-cell table:style-name="ce1" office:value-type="float" office:value="893110191" calcext:value-type="float">
            <text:p>893110191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2274381284" calcext:value-type="float">
            <text:p>2274381284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526" calcext:value-type="float">
            <text:p>526</text:p>
          </table:table-cell>
          <table:table-cell office:value-type="float" office:value="0.219532" calcext:value-type="float">
            <text:p>0,219532</text:p>
          </table:table-cell>
          <table:table-cell table:style-name="ce1" office:value-type="float" office:value="1405119575" calcext:value-type="float">
            <text:p>1405119575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7620934295" calcext:value-type="float">
            <text:p>762093429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0696227" calcext:value-type="float">
            <text:p>0,0696227</text:p>
          </table:table-cell>
          <table:table-cell office:value-type="float" office:value="323" calcext:value-type="float">
            <text:p>323</text:p>
          </table:table-cell>
          <table:table-cell office:value-type="float" office:value="0.103719" calcext:value-type="float">
            <text:p>0,103719</text:p>
          </table:table-cell>
          <table:table-cell table:style-name="ce1" office:value-type="float" office:value="638198755" calcext:value-type="float">
            <text:p>638198755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35203013298" calcext:value-type="float">
            <text:p>35203013298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526" calcext:value-type="float">
            <text:p>526</text:p>
          </table:table-cell>
          <table:table-cell office:value-type="float" office:value="0.219532" calcext:value-type="float">
            <text:p>0,219532</text:p>
          </table:table-cell>
          <table:table-cell table:style-name="ce1" office:value-type="float" office:value="380855020" calcext:value-type="float">
            <text:p>380855020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9389120245" calcext:value-type="float">
            <text:p>938912024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0696227" calcext:value-type="float">
            <text:p>0,0696227</text:p>
          </table:table-cell>
          <table:table-cell office:value-type="float" office:value="323" calcext:value-type="float">
            <text:p>323</text:p>
          </table:table-cell>
          <table:table-cell office:value-type="float" office:value="0.103719" calcext:value-type="float">
            <text:p>0,103719</text:p>
          </table:table-cell>
          <table:table-cell table:style-name="ce1" office:value-type="float" office:value="892787855" calcext:value-type="float">
            <text:p>892787855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3747341198" calcext:value-type="float">
            <text:p>3747341198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526" calcext:value-type="float">
            <text:p>526</text:p>
          </table:table-cell>
          <table:table-cell office:value-type="float" office:value="0.219532" calcext:value-type="float">
            <text:p>0,219532</text:p>
          </table:table-cell>
          <table:table-cell table:style-name="ce1" office:value-type="float" office:value="382697313" calcext:value-type="float">
            <text:p>382697313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7682617348" calcext:value-type="float">
            <text:p>768261734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0696227" calcext:value-type="float">
            <text:p>0,0696227</text:p>
          </table:table-cell>
          <table:table-cell office:value-type="float" office:value="323" calcext:value-type="float">
            <text:p>323</text:p>
          </table:table-cell>
          <table:table-cell office:value-type="float" office:value="0.103719" calcext:value-type="float">
            <text:p>0,103719</text:p>
          </table:table-cell>
          <table:table-cell table:style-name="ce1" office:value-type="float" office:value="1788074561" calcext:value-type="float">
            <text:p>1788074561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12029293699" calcext:value-type="float">
            <text:p>12029293699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526" calcext:value-type="float">
            <text:p>526</text:p>
          </table:table-cell>
          <table:table-cell office:value-type="float" office:value="0.219532" calcext:value-type="float">
            <text:p>0,219532</text:p>
          </table:table-cell>
          <table:table-cell table:style-name="ce1" office:value-type="float" office:value="381802903" calcext:value-type="float">
            <text:p>381802903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7669177901" calcext:value-type="float">
            <text:p>766917790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0696227" calcext:value-type="float">
            <text:p>0,0696227</text:p>
          </table:table-cell>
          <table:table-cell office:value-type="float" office:value="323" calcext:value-type="float">
            <text:p>323</text:p>
          </table:table-cell>
          <table:table-cell office:value-type="float" office:value="0.103719" calcext:value-type="float">
            <text:p>0,103719</text:p>
          </table:table-cell>
          <table:table-cell table:style-name="ce1" office:value-type="float" office:value="891675398" calcext:value-type="float">
            <text:p>891675398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19852741257" calcext:value-type="float">
            <text:p>19852741257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526" calcext:value-type="float">
            <text:p>526</text:p>
          </table:table-cell>
          <table:table-cell office:value-type="float" office:value="0.219532" calcext:value-type="float">
            <text:p>0,219532</text:p>
          </table:table-cell>
          <table:table-cell table:style-name="ce1" office:value-type="float" office:value="255325755" calcext:value-type="float">
            <text:p>255325755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8907160701" calcext:value-type="float">
            <text:p>8907160701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0696227" calcext:value-type="float">
            <text:p>0,0696227</text:p>
          </table:table-cell>
          <table:table-cell table:style-name="ce9" table:formula="of:=([.C31]+[.C32]+[.C33]+[.C34]+[.C35])/5" office:value-type="float" office:value="323" calcext:value-type="float">
            <text:p>323</text:p>
          </table:table-cell>
          <table:table-cell table:style-name="ce9" table:formula="of:=([.D31]+[.D32]+[.D33]+[.D34]+[.D35])/5" office:value-type="float" office:value="0.103719" calcext:value-type="float">
            <text:p>0,103719</text:p>
          </table:table-cell>
          <table:table-cell table:style-name="ce2" table:formula="of:=([.E31]+[.E32]+[.E33]+[.E34]+[.E35])/5" office:value-type="float" office:value="1020769352" calcext:value-type="float">
            <text:p>1020769352</text:p>
          </table:table-cell>
          <table:table-cell table:style-name="ce9" table:formula="of:=([.F31]+[.F32]+[.F33]+[.F34]+[.F35])/5" office:value-type="float" office:value="2.67759" calcext:value-type="float">
            <text:p>2,67759</text:p>
          </table:table-cell>
          <table:table-cell table:style-name="ce9" table:formula="of:=([.G31]+[.G32]+[.G33]+[.G34]+[.G35])/5" office:value-type="float" office:value="2551" calcext:value-type="float">
            <text:p>2551</text:p>
          </table:table-cell>
          <table:table-cell table:style-name="ce9" table:formula="of:=([.H31]+[.H32]+[.H33]+[.H34]+[.H35])/5" office:value-type="float" office:value="6.03923" calcext:value-type="float">
            <text:p>6,03923</text:p>
          </table:table-cell>
          <table:table-cell table:style-name="ce2" table:formula="of:=([.I31]+[.I32]+[.I33]+[.I34]+[.I35])/5" office:value-type="float" office:value="14621354147.2" calcext:value-type="float">
            <text:p>14621354147,2</text:p>
          </table:table-cell>
          <table:table-cell table:style-name="ce9" table:formula="of:=([.J31]+[.J32]+[.J33]+[.J34]+[.J35])/5" office:value-type="float" office:value="0.116475" calcext:value-type="float">
            <text:p>0,116475</text:p>
          </table:table-cell>
          <table:table-cell table:style-name="ce9" table:formula="of:=([.K31]+[.K32]+[.K33]+[.K34]+[.K35])/5" office:value-type="float" office:value="526" calcext:value-type="float">
            <text:p>526</text:p>
          </table:table-cell>
          <table:table-cell table:style-name="ce9" table:formula="of:=([.L31]+[.L32]+[.L33]+[.L34]+[.L35])/5" office:value-type="float" office:value="0.219532" calcext:value-type="float">
            <text:p>0,219532</text:p>
          </table:table-cell>
          <table:table-cell table:style-name="ce2" table:formula="of:=([.M31]+[.M32]+[.M33]+[.M34]+[.M35])/5" office:value-type="float" office:value="561160113.2" calcext:value-type="float">
            <text:p>561160113,2</text:p>
          </table:table-cell>
          <table:table-cell table:style-name="ce9" table:formula="of:=([.N31]+[.N32]+[.N33]+[.N34]+[.N35])/5" office:value-type="float" office:value="0.394925" calcext:value-type="float">
            <text:p>0,394925</text:p>
          </table:table-cell>
          <table:table-cell table:style-name="ce9" table:formula="of:=([.O31]+[.O32]+[.O33]+[.O34]+[.O35])/5" office:value-type="float" office:value="1069" calcext:value-type="float">
            <text:p>1069</text:p>
          </table:table-cell>
          <table:table-cell table:style-name="ce9" table:formula="of:=([.P31]+[.P32]+[.P33]+[.P34]+[.P35])/5" office:value-type="float" office:value="0.898514" calcext:value-type="float">
            <text:p>0,898514</text:p>
          </table:table-cell>
          <table:table-cell table:style-name="ce2" table:formula="of:=([.Q31]+[.Q32]+[.Q33]+[.Q34]+[.Q35])/5" office:value-type="float" office:value="8253802098" calcext:value-type="float">
            <text:p>8253802098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0656915" calcext:value-type="float">
            <text:p>0,0656915</text:p>
          </table:table-cell>
          <table:table-cell office:value-type="float" office:value="513" calcext:value-type="float">
            <text:p>513</text:p>
          </table:table-cell>
          <table:table-cell office:value-type="float" office:value="0.0911232" calcext:value-type="float">
            <text:p>0,0911232</text:p>
          </table:table-cell>
          <table:table-cell table:style-name="ce1" office:value-type="float" office:value="6638507800" calcext:value-type="float">
            <text:p>6638507800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23184206094" calcext:value-type="float">
            <text:p>23184206094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5900144" calcext:value-type="float">
            <text:p>415900144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661742258" calcext:value-type="float">
            <text:p>66174225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0656915" calcext:value-type="float">
            <text:p>0,0656915</text:p>
          </table:table-cell>
          <table:table-cell office:value-type="float" office:value="513" calcext:value-type="float">
            <text:p>513</text:p>
          </table:table-cell>
          <table:table-cell office:value-type="float" office:value="0.0911232" calcext:value-type="float">
            <text:p>0,0911232</text:p>
          </table:table-cell>
          <table:table-cell table:style-name="ce1" office:value-type="float" office:value="5298369462" calcext:value-type="float">
            <text:p>5298369462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16713502594" calcext:value-type="float">
            <text:p>16713502594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3967120" calcext:value-type="float">
            <text:p>413967120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8658501333" calcext:value-type="float">
            <text:p>865850133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0656915" calcext:value-type="float">
            <text:p>0,0656915</text:p>
          </table:table-cell>
          <table:table-cell office:value-type="float" office:value="513" calcext:value-type="float">
            <text:p>513</text:p>
          </table:table-cell>
          <table:table-cell office:value-type="float" office:value="0.0911232" calcext:value-type="float">
            <text:p>0,0911232</text:p>
          </table:table-cell>
          <table:table-cell table:style-name="ce1" office:value-type="float" office:value="409917765" calcext:value-type="float">
            <text:p>409917765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50222287788" calcext:value-type="float">
            <text:p>50222287788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0178145" calcext:value-type="float">
            <text:p>410178145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639511382" calcext:value-type="float">
            <text:p>639511382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0656915" calcext:value-type="float">
            <text:p>0,0656915</text:p>
          </table:table-cell>
          <table:table-cell office:value-type="float" office:value="513" calcext:value-type="float">
            <text:p>513</text:p>
          </table:table-cell>
          <table:table-cell office:value-type="float" office:value="0.0911232" calcext:value-type="float">
            <text:p>0,0911232</text:p>
          </table:table-cell>
          <table:table-cell table:style-name="ce1" office:value-type="float" office:value="1797618613" calcext:value-type="float">
            <text:p>1797618613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11973570699" calcext:value-type="float">
            <text:p>11973570699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09142974" calcext:value-type="float">
            <text:p>409142974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3342666317" calcext:value-type="float">
            <text:p>334266631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0656915" calcext:value-type="float">
            <text:p>0,0656915</text:p>
          </table:table-cell>
          <table:table-cell office:value-type="float" office:value="513" calcext:value-type="float">
            <text:p>513</text:p>
          </table:table-cell>
          <table:table-cell office:value-type="float" office:value="0.0911232" calcext:value-type="float">
            <text:p>0,0911232</text:p>
          </table:table-cell>
          <table:table-cell table:style-name="ce1" office:value-type="float" office:value="411097577" calcext:value-type="float">
            <text:p>411097577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1086743786" calcext:value-type="float">
            <text:p>1086743786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26124840" calcext:value-type="float">
            <text:p>426124840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2523671251" calcext:value-type="float">
            <text:p>252367125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0656915" calcext:value-type="float">
            <text:p>0,0656915</text:p>
          </table:table-cell>
          <table:table-cell table:formula="of:=([.C38]+[.C39]+[.C40]+[.C41]+[.C42])/5" office:value-type="float" office:value="513" calcext:value-type="float">
            <text:p>513</text:p>
          </table:table-cell>
          <table:table-cell table:formula="of:=([.D38]+[.D39]+[.D40]+[.D41]+[.D42])/5" office:value-type="float" office:value="0.0911232" calcext:value-type="float">
            <text:p>0,0911232</text:p>
          </table:table-cell>
          <table:table-cell table:style-name="ce1" table:formula="of:=([.E38]+[.E39]+[.E40]+[.E41]+[.E42])/5" office:value-type="float" office:value="2911102243.4" calcext:value-type="float">
            <text:p>2911102243,4</text:p>
          </table:table-cell>
          <table:table-cell table:formula="of:=([.F38]+[.F39]+[.F40]+[.F41]+[.F42])/5" office:value-type="float" office:value="3.80235" calcext:value-type="float">
            <text:p>3,80235</text:p>
          </table:table-cell>
          <table:table-cell table:formula="of:=([.G38]+[.G39]+[.G40]+[.G41]+[.G42])/5" office:value-type="float" office:value="4632" calcext:value-type="float">
            <text:p>4632</text:p>
          </table:table-cell>
          <table:table-cell table:formula="of:=([.H38]+[.H39]+[.H40]+[.H41]+[.H42])/5" office:value-type="float" office:value="16.0238" calcext:value-type="float">
            <text:p>16,0238</text:p>
          </table:table-cell>
          <table:table-cell table:style-name="ce1" table:formula="of:=([.I38]+[.I39]+[.I40]+[.I41]+[.I42])/5" office:value-type="float" office:value="20636062192.2" calcext:value-type="float">
            <text:p>20636062192,2</text:p>
          </table:table-cell>
          <table:table-cell table:formula="of:=([.J38]+[.J39]+[.J40]+[.J41]+[.J42])/5" office:value-type="float" office:value="0.0794814" calcext:value-type="float">
            <text:p>0,0794814</text:p>
          </table:table-cell>
          <table:table-cell table:formula="of:=([.K38]+[.K39]+[.K40]+[.K41]+[.K42])/5" office:value-type="float" office:value="1473" calcext:value-type="float">
            <text:p>1473</text:p>
          </table:table-cell>
          <table:table-cell table:formula="of:=([.L38]+[.L39]+[.L40]+[.L41]+[.L42])/5" office:value-type="float" office:value="0.226747" calcext:value-type="float">
            <text:p>0,226747</text:p>
          </table:table-cell>
          <table:table-cell table:style-name="ce1" table:formula="of:=([.M38]+[.M39]+[.M40]+[.M41]+[.M42])/5" office:value-type="float" office:value="415062644.6" calcext:value-type="float">
            <text:p>415062644,6</text:p>
          </table:table-cell>
          <table:table-cell table:formula="of:=([.N38]+[.N39]+[.N40]+[.N41]+[.N42])/5" office:value-type="float" office:value="0.394307" calcext:value-type="float">
            <text:p>0,394307</text:p>
          </table:table-cell>
          <table:table-cell table:formula="of:=([.O38]+[.O39]+[.O40]+[.O41]+[.O42])/5" office:value-type="float" office:value="2167" calcext:value-type="float">
            <text:p>2167</text:p>
          </table:table-cell>
          <table:table-cell table:formula="of:=([.P38]+[.P39]+[.P40]+[.P41]+[.P42])/5" office:value-type="float" office:value="0.926572" calcext:value-type="float">
            <text:p>0,926572</text:p>
          </table:table-cell>
          <table:table-cell table:style-name="ce1" table:formula="of:=([.Q38]+[.Q39]+[.Q40]+[.Q41]+[.Q42])/5" office:value-type="float" office:value="3165218508.2" calcext:value-type="float">
            <text:p>3165218508,2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503" calcext:value-type="float">
            <text:p>503</text:p>
          </table:table-cell>
          <table:table-cell office:value-type="float" office:value="0.0896539" calcext:value-type="float">
            <text:p>0,0896539</text:p>
          </table:table-cell>
          <table:table-cell table:style-name="ce1" office:value-type="float" office:value="410759508" calcext:value-type="float">
            <text:p>410759508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30324657741" calcext:value-type="float">
            <text:p>30324657741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6563334" calcext:value-type="float">
            <text:p>416563334</text:p>
          </table:table-cell>
          <table:table-cell office:value-type="float" office:value="2.33056" calcext:value-type="float">
            <text:p>2,33056</text:p>
          </table:table-cell>
          <table:table-cell office:value-type="float" office:value="1695" calcext:value-type="float">
            <text:p>1695</text:p>
          </table:table-cell>
          <table:table-cell office:value-type="float" office:value="4.43431" calcext:value-type="float">
            <text:p>4,43431</text:p>
          </table:table-cell>
          <table:table-cell table:style-name="ce1" office:value-type="float" office:value="5334854256" calcext:value-type="float">
            <text:p>533485425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503" calcext:value-type="float">
            <text:p>503</text:p>
          </table:table-cell>
          <table:table-cell office:value-type="float" office:value="0.0896539" calcext:value-type="float">
            <text:p>0,0896539</text:p>
          </table:table-cell>
          <table:table-cell table:style-name="ce1" office:value-type="float" office:value="1504073673" calcext:value-type="float">
            <text:p>1504073673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2730354132" calcext:value-type="float">
            <text:p>2730354132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1433540176" calcext:value-type="float">
            <text:p>1433540176</text:p>
          </table:table-cell>
          <table:table-cell office:value-type="float" office:value="2.33056" calcext:value-type="float">
            <text:p>2,33056</text:p>
          </table:table-cell>
          <table:table-cell office:value-type="float" office:value="1695" calcext:value-type="float">
            <text:p>1695</text:p>
          </table:table-cell>
          <table:table-cell office:value-type="float" office:value="4.43431" calcext:value-type="float">
            <text:p>4,43431</text:p>
          </table:table-cell>
          <table:table-cell table:style-name="ce1" office:value-type="float" office:value="4373104451" calcext:value-type="float">
            <text:p>437310445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503" calcext:value-type="float">
            <text:p>503</text:p>
          </table:table-cell>
          <table:table-cell office:value-type="float" office:value="0.0896539" calcext:value-type="float">
            <text:p>0,0896539</text:p>
          </table:table-cell>
          <table:table-cell table:style-name="ce1" office:value-type="float" office:value="274892669" calcext:value-type="float">
            <text:p>274892669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5927407228" calcext:value-type="float">
            <text:p>5927407228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2705639348" calcext:value-type="float">
            <text:p>2705639348</text:p>
          </table:table-cell>
          <table:table-cell office:value-type="float" office:value="2.33056" calcext:value-type="float">
            <text:p>2,33056</text:p>
          </table:table-cell>
          <table:table-cell office:value-type="float" office:value="1695" calcext:value-type="float">
            <text:p>1695</text:p>
          </table:table-cell>
          <table:table-cell office:value-type="float" office:value="4.43431" calcext:value-type="float">
            <text:p>4,43431</text:p>
          </table:table-cell>
          <table:table-cell table:style-name="ce1" office:value-type="float" office:value="371009657" calcext:value-type="float">
            <text:p>371009657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503" calcext:value-type="float">
            <text:p>503</text:p>
          </table:table-cell>
          <table:table-cell office:value-type="float" office:value="0.0896539" calcext:value-type="float">
            <text:p>0,0896539</text:p>
          </table:table-cell>
          <table:table-cell table:style-name="ce1" office:value-type="float" office:value="2097321599" calcext:value-type="float">
            <text:p>2097321599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32642852315" calcext:value-type="float">
            <text:p>32642852315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28159330" calcext:value-type="float">
            <text:p>428159330</text:p>
          </table:table-cell>
          <table:table-cell office:value-type="float" office:value="2.33056" calcext:value-type="float">
            <text:p>2,33056</text:p>
          </table:table-cell>
          <table:table-cell office:value-type="float" office:value="1695" calcext:value-type="float">
            <text:p>1695</text:p>
          </table:table-cell>
          <table:table-cell office:value-type="float" office:value="4.43431" calcext:value-type="float">
            <text:p>4,43431</text:p>
          </table:table-cell>
          <table:table-cell table:style-name="ce1" office:value-type="float" office:value="276449832" calcext:value-type="float">
            <text:p>27644983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503" calcext:value-type="float">
            <text:p>503</text:p>
          </table:table-cell>
          <table:table-cell office:value-type="float" office:value="0.0896539" calcext:value-type="float">
            <text:p>0,0896539</text:p>
          </table:table-cell>
          <table:table-cell table:style-name="ce1" office:value-type="float" office:value="2208997771" calcext:value-type="float">
            <text:p>2208997771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4997416829" calcext:value-type="float">
            <text:p>4997416829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22276980" calcext:value-type="float">
            <text:p>422276980</text:p>
          </table:table-cell>
          <table:table-cell office:value-type="float" office:value="2.33056" calcext:value-type="float">
            <text:p>2,33056</text:p>
          </table:table-cell>
          <table:table-cell office:value-type="float" office:value="1695" calcext:value-type="float">
            <text:p>1695</text:p>
          </table:table-cell>
          <table:table-cell office:value-type="float" office:value="4.43431" calcext:value-type="float">
            <text:p>4,43431</text:p>
          </table:table-cell>
          <table:table-cell table:style-name="ce1" office:value-type="float" office:value="653916032" calcext:value-type="float">
            <text:p>65391603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0649672" calcext:value-type="float">
            <text:p>0,0649672</text:p>
          </table:table-cell>
          <table:table-cell table:formula="of:=([.C45]+[.C46]+[.C47]+[.C48]+[.C49])/5" office:value-type="float" office:value="503" calcext:value-type="float">
            <text:p>503</text:p>
          </table:table-cell>
          <table:table-cell table:formula="of:=([.D45]+[.D46]+[.D47]+[.D48]+[.D49])/5" office:value-type="float" office:value="0.0896539" calcext:value-type="float">
            <text:p>0,0896539</text:p>
          </table:table-cell>
          <table:table-cell table:style-name="ce1" table:formula="of:=([.E45]+[.E46]+[.E47]+[.E48]+[.E49])/5" office:value-type="float" office:value="1299209044" calcext:value-type="float">
            <text:p>1299209044</text:p>
          </table:table-cell>
          <table:table-cell table:formula="of:=([.F45]+[.F46]+[.F47]+[.F48]+[.F49])/5" office:value-type="float" office:value="2.45574" calcext:value-type="float">
            <text:p>2,45574</text:p>
          </table:table-cell>
          <table:table-cell table:formula="of:=([.G45]+[.G46]+[.G47]+[.G48]+[.G49])/5" office:value-type="float" office:value="5944" calcext:value-type="float">
            <text:p>5944</text:p>
          </table:table-cell>
          <table:table-cell table:formula="of:=([.H45]+[.H46]+[.H47]+[.H48]+[.H49])/5" office:value-type="float" office:value="14.488" calcext:value-type="float">
            <text:p>14,488</text:p>
          </table:table-cell>
          <table:table-cell table:style-name="ce1" table:formula="of:=([.I45]+[.I46]+[.I47]+[.I48]+[.I49])/5" office:value-type="float" office:value="15324537649" calcext:value-type="float">
            <text:p>15324537649</text:p>
          </table:table-cell>
          <table:table-cell table:formula="of:=([.J45]+[.J46]+[.J47]+[.J48]+[.J49])/5" office:value-type="float" office:value="0.0794814" calcext:value-type="float">
            <text:p>0,0794814</text:p>
          </table:table-cell>
          <table:table-cell table:formula="of:=([.K45]+[.K46]+[.K47]+[.K48]+[.K49])/5" office:value-type="float" office:value="1473" calcext:value-type="float">
            <text:p>1473</text:p>
          </table:table-cell>
          <table:table-cell table:formula="of:=([.L45]+[.L46]+[.L47]+[.L48]+[.L49])/5" office:value-type="float" office:value="0.226747" calcext:value-type="float">
            <text:p>0,226747</text:p>
          </table:table-cell>
          <table:table-cell table:style-name="ce1" table:formula="of:=([.M45]+[.M46]+[.M47]+[.M48]+[.M49])/5" office:value-type="float" office:value="1081235833.6" calcext:value-type="float">
            <text:p>1081235833,6</text:p>
          </table:table-cell>
          <table:table-cell table:formula="of:=([.N45]+[.N46]+[.N47]+[.N48]+[.N49])/5" office:value-type="float" office:value="2.33056" calcext:value-type="float">
            <text:p>2,33056</text:p>
          </table:table-cell>
          <table:table-cell table:formula="of:=([.O45]+[.O46]+[.O47]+[.O48]+[.O49])/5" office:value-type="float" office:value="1695" calcext:value-type="float">
            <text:p>1695</text:p>
          </table:table-cell>
          <table:table-cell table:formula="of:=([.P45]+[.P46]+[.P47]+[.P48]+[.P49])/5" office:value-type="float" office:value="4.43431" calcext:value-type="float">
            <text:p>4,43431</text:p>
          </table:table-cell>
          <table:table-cell table:style-name="ce1" table:formula="of:=([.Q45]+[.Q46]+[.Q47]+[.Q48]+[.Q49])/5" office:value-type="float" office:value="2201866845.6" calcext:value-type="float">
            <text:p>2201866845,6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1460" calcext:value-type="float">
            <text:p>1460</text:p>
          </table:table-cell>
          <table:table-cell office:value-type="float" office:value="0.218686" calcext:value-type="float">
            <text:p>0,218686</text:p>
          </table:table-cell>
          <table:table-cell table:style-name="ce1" office:value-type="float" office:value="686502647" calcext:value-type="float">
            <text:p>686502647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22572846573" calcext:value-type="float">
            <text:p>22572846573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3675611" calcext:value-type="float">
            <text:p>413675611</text:p>
          </table:table-cell>
          <table:table-cell office:value-type="float" office:value="2.94493" calcext:value-type="float">
            <text:p>2,94493</text:p>
          </table:table-cell>
          <table:table-cell office:value-type="float" office:value="1919" calcext:value-type="float">
            <text:p>1919</text:p>
          </table:table-cell>
          <table:table-cell office:value-type="float" office:value="6.0465" calcext:value-type="float">
            <text:p>6,0465</text:p>
          </table:table-cell>
          <table:table-cell table:style-name="ce1" office:value-type="float" office:value="11155554454" calcext:value-type="float">
            <text:p>1115555445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1460" calcext:value-type="float">
            <text:p>1460</text:p>
          </table:table-cell>
          <table:table-cell office:value-type="float" office:value="0.218686" calcext:value-type="float">
            <text:p>0,218686</text:p>
          </table:table-cell>
          <table:table-cell table:style-name="ce1" office:value-type="float" office:value="413328736" calcext:value-type="float">
            <text:p>413328736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8728417499" calcext:value-type="float">
            <text:p>8728417499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2334016" calcext:value-type="float">
            <text:p>412334016</text:p>
          </table:table-cell>
          <table:table-cell office:value-type="float" office:value="2.94493" calcext:value-type="float">
            <text:p>2,94493</text:p>
          </table:table-cell>
          <table:table-cell office:value-type="float" office:value="1919" calcext:value-type="float">
            <text:p>1919</text:p>
          </table:table-cell>
          <table:table-cell office:value-type="float" office:value="6.0465" calcext:value-type="float">
            <text:p>6,0465</text:p>
          </table:table-cell>
          <table:table-cell table:style-name="ce1" office:value-type="float" office:value="4402138027" calcext:value-type="float">
            <text:p>440213802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1460" calcext:value-type="float">
            <text:p>1460</text:p>
          </table:table-cell>
          <table:table-cell office:value-type="float" office:value="0.218686" calcext:value-type="float">
            <text:p>0,218686</text:p>
          </table:table-cell>
          <table:table-cell table:style-name="ce1" office:value-type="float" office:value="2367411442" calcext:value-type="float">
            <text:p>2367411442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4928584124" calcext:value-type="float">
            <text:p>4928584124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29951789" calcext:value-type="float">
            <text:p>429951789</text:p>
          </table:table-cell>
          <table:table-cell office:value-type="float" office:value="2.94493" calcext:value-type="float">
            <text:p>2,94493</text:p>
          </table:table-cell>
          <table:table-cell office:value-type="float" office:value="1919" calcext:value-type="float">
            <text:p>1919</text:p>
          </table:table-cell>
          <table:table-cell office:value-type="float" office:value="6.0465" calcext:value-type="float">
            <text:p>6,0465</text:p>
          </table:table-cell>
          <table:table-cell table:style-name="ce1" office:value-type="float" office:value="843121866" calcext:value-type="float">
            <text:p>84312186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1460" calcext:value-type="float">
            <text:p>1460</text:p>
          </table:table-cell>
          <table:table-cell office:value-type="float" office:value="0.218686" calcext:value-type="float">
            <text:p>0,218686</text:p>
          </table:table-cell>
          <table:table-cell table:style-name="ce1" office:value-type="float" office:value="1371897578" calcext:value-type="float">
            <text:p>1371897578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6134644336" calcext:value-type="float">
            <text:p>6134644336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9840282" calcext:value-type="float">
            <text:p>419840282</text:p>
          </table:table-cell>
          <table:table-cell office:value-type="float" office:value="2.94493" calcext:value-type="float">
            <text:p>2,94493</text:p>
          </table:table-cell>
          <table:table-cell office:value-type="float" office:value="1919" calcext:value-type="float">
            <text:p>1919</text:p>
          </table:table-cell>
          <table:table-cell office:value-type="float" office:value="6.0465" calcext:value-type="float">
            <text:p>6,0465</text:p>
          </table:table-cell>
          <table:table-cell table:style-name="ce1" office:value-type="float" office:value="558132739" calcext:value-type="float">
            <text:p>55813273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1460" calcext:value-type="float">
            <text:p>1460</text:p>
          </table:table-cell>
          <table:table-cell office:value-type="float" office:value="0.218686" calcext:value-type="float">
            <text:p>0,218686</text:p>
          </table:table-cell>
          <table:table-cell table:style-name="ce1" office:value-type="float" office:value="559180311" calcext:value-type="float">
            <text:p>559180311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15253873754" calcext:value-type="float">
            <text:p>15253873754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09997779" calcext:value-type="float">
            <text:p>409997779</text:p>
          </table:table-cell>
          <table:table-cell office:value-type="float" office:value="2.94493" calcext:value-type="float">
            <text:p>2,94493</text:p>
          </table:table-cell>
          <table:table-cell office:value-type="float" office:value="1919" calcext:value-type="float">
            <text:p>1919</text:p>
          </table:table-cell>
          <table:table-cell office:value-type="float" office:value="6.0465" calcext:value-type="float">
            <text:p>6,0465</text:p>
          </table:table-cell>
          <table:table-cell table:style-name="ce1" office:value-type="float" office:value="284567763" calcext:value-type="float">
            <text:p>28456776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12375" calcext:value-type="float">
            <text:p>0,112375</text:p>
          </table:table-cell>
          <table:table-cell table:formula="of:=([.C52]+[.C53]+[.C54]+[.C55]+[.C56])/5" office:value-type="float" office:value="1460" calcext:value-type="float">
            <text:p>1460</text:p>
          </table:table-cell>
          <table:table-cell table:formula="of:=([.D52]+[.D53]+[.D54]+[.D55]+[.D56])/5" office:value-type="float" office:value="0.218686" calcext:value-type="float">
            <text:p>0,218686</text:p>
          </table:table-cell>
          <table:table-cell table:style-name="ce1" table:formula="of:=([.E52]+[.E53]+[.E54]+[.E55]+[.E56])/5" office:value-type="float" office:value="1079664142.8" calcext:value-type="float">
            <text:p>1079664142,8</text:p>
          </table:table-cell>
          <table:table-cell table:formula="of:=([.F52]+[.F53]+[.F54]+[.F55]+[.F56])/5" office:value-type="float" office:value="0.890326" calcext:value-type="float">
            <text:p>0,890326</text:p>
          </table:table-cell>
          <table:table-cell table:formula="of:=([.G52]+[.G53]+[.G54]+[.G55]+[.G56])/5" office:value-type="float" office:value="4754" calcext:value-type="float">
            <text:p>4754</text:p>
          </table:table-cell>
          <table:table-cell table:formula="of:=([.H52]+[.H53]+[.H54]+[.H55]+[.H56])/5" office:value-type="float" office:value="4.2503" calcext:value-type="float">
            <text:p>4,2503</text:p>
          </table:table-cell>
          <table:table-cell table:style-name="ce1" table:formula="of:=([.I52]+[.I53]+[.I54]+[.I55]+[.I56])/5" office:value-type="float" office:value="11523673257.2" calcext:value-type="float">
            <text:p>11523673257,2</text:p>
          </table:table-cell>
          <table:table-cell table:formula="of:=([.J52]+[.J53]+[.J54]+[.J55]+[.J56])/5" office:value-type="float" office:value="0.0794814" calcext:value-type="float">
            <text:p>0,0794814</text:p>
          </table:table-cell>
          <table:table-cell table:formula="of:=([.K52]+[.K53]+[.K54]+[.K55]+[.K56])/5" office:value-type="float" office:value="1473" calcext:value-type="float">
            <text:p>1473</text:p>
          </table:table-cell>
          <table:table-cell table:formula="of:=([.L52]+[.L53]+[.L54]+[.L55]+[.L56])/5" office:value-type="float" office:value="0.226747" calcext:value-type="float">
            <text:p>0,226747</text:p>
          </table:table-cell>
          <table:table-cell table:style-name="ce1" table:formula="of:=([.M52]+[.M53]+[.M54]+[.M55]+[.M56])/5" office:value-type="float" office:value="417159895.4" calcext:value-type="float">
            <text:p>417159895,4</text:p>
          </table:table-cell>
          <table:table-cell table:formula="of:=([.N52]+[.N53]+[.N54]+[.N55]+[.N56])/5" office:value-type="float" office:value="2.94493" calcext:value-type="float">
            <text:p>2,94493</text:p>
          </table:table-cell>
          <table:table-cell table:formula="of:=([.O52]+[.O53]+[.O54]+[.O55]+[.O56])/5" office:value-type="float" office:value="1919" calcext:value-type="float">
            <text:p>1919</text:p>
          </table:table-cell>
          <table:table-cell table:formula="of:=([.P52]+[.P53]+[.P54]+[.P55]+[.P56])/5" office:value-type="float" office:value="6.0465" calcext:value-type="float">
            <text:p>6,0465</text:p>
          </table:table-cell>
          <table:table-cell table:style-name="ce1" table:formula="of:=([.Q52]+[.Q53]+[.Q54]+[.Q55]+[.Q56])/5" office:value-type="float" office:value="3448702969.8" calcext:value-type="float">
            <text:p>3448702969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640" calcext:value-type="float">
            <text:p>640</text:p>
          </table:table-cell>
          <table:table-cell office:value-type="float" office:value="0.24623" calcext:value-type="float">
            <text:p>0,24623</text:p>
          </table:table-cell>
          <table:table-cell table:style-name="ce1" office:value-type="float" office:value="415287028" calcext:value-type="float">
            <text:p>415287028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48655681023" calcext:value-type="float">
            <text:p>48655681023</text:p>
          </table:table-cell>
          <table:table-cell office:value-type="float" office:value="0.121008" calcext:value-type="float">
            <text:p>0,121008</text:p>
          </table:table-cell>
          <table:table-cell office:value-type="float" office:value="706" calcext:value-type="float">
            <text:p>706</text:p>
          </table:table-cell>
          <table:table-cell office:value-type="float" office:value="0.191515" calcext:value-type="float">
            <text:p>0,191515</text:p>
          </table:table-cell>
          <table:table-cell table:style-name="ce1" office:value-type="float" office:value="840983414" calcext:value-type="float">
            <text:p>840983414</text:p>
          </table:table-cell>
          <table:table-cell office:value-type="float" office:value="0.395991" calcext:value-type="float">
            <text:p>0,395991</text:p>
          </table:table-cell>
          <table:table-cell office:value-type="float" office:value="2210" calcext:value-type="float">
            <text:p>2210</text:p>
          </table:table-cell>
          <table:table-cell office:value-type="float" office:value="0.941137" calcext:value-type="float">
            <text:p>0,941137</text:p>
          </table:table-cell>
          <table:table-cell table:style-name="ce1" office:value-type="float" office:value="4388793127" calcext:value-type="float">
            <text:p>438879312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640" calcext:value-type="float">
            <text:p>640</text:p>
          </table:table-cell>
          <table:table-cell office:value-type="float" office:value="0.24623" calcext:value-type="float">
            <text:p>0,24623</text:p>
          </table:table-cell>
          <table:table-cell table:style-name="ce1" office:value-type="float" office:value="416944399" calcext:value-type="float">
            <text:p>416944399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34553707564" calcext:value-type="float">
            <text:p>34553707564</text:p>
          </table:table-cell>
          <table:table-cell office:value-type="float" office:value="0.121008" calcext:value-type="float">
            <text:p>0,121008</text:p>
          </table:table-cell>
          <table:table-cell office:value-type="float" office:value="706" calcext:value-type="float">
            <text:p>706</text:p>
          </table:table-cell>
          <table:table-cell office:value-type="float" office:value="0.191515" calcext:value-type="float">
            <text:p>0,191515</text:p>
          </table:table-cell>
          <table:table-cell table:style-name="ce1" office:value-type="float" office:value="413586260" calcext:value-type="float">
            <text:p>413586260</text:p>
          </table:table-cell>
          <table:table-cell office:value-type="float" office:value="0.395991" calcext:value-type="float">
            <text:p>0,395991</text:p>
          </table:table-cell>
          <table:table-cell office:value-type="float" office:value="2210" calcext:value-type="float">
            <text:p>2210</text:p>
          </table:table-cell>
          <table:table-cell office:value-type="float" office:value="0.941137" calcext:value-type="float">
            <text:p>0,941137</text:p>
          </table:table-cell>
          <table:table-cell table:style-name="ce1" office:value-type="float" office:value="4368561824" calcext:value-type="float">
            <text:p>436856182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640" calcext:value-type="float">
            <text:p>640</text:p>
          </table:table-cell>
          <table:table-cell office:value-type="float" office:value="0.24623" calcext:value-type="float">
            <text:p>0,24623</text:p>
          </table:table-cell>
          <table:table-cell table:style-name="ce1" office:value-type="float" office:value="7960214623" calcext:value-type="float">
            <text:p>7960214623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3819759737" calcext:value-type="float">
            <text:p>3819759737</text:p>
          </table:table-cell>
          <table:table-cell office:value-type="float" office:value="0.121008" calcext:value-type="float">
            <text:p>0,121008</text:p>
          </table:table-cell>
          <table:table-cell office:value-type="float" office:value="706" calcext:value-type="float">
            <text:p>706</text:p>
          </table:table-cell>
          <table:table-cell office:value-type="float" office:value="0.191515" calcext:value-type="float">
            <text:p>0,191515</text:p>
          </table:table-cell>
          <table:table-cell table:style-name="ce1" office:value-type="float" office:value="414761478" calcext:value-type="float">
            <text:p>414761478</text:p>
          </table:table-cell>
          <table:table-cell office:value-type="float" office:value="0.395991" calcext:value-type="float">
            <text:p>0,395991</text:p>
          </table:table-cell>
          <table:table-cell office:value-type="float" office:value="2210" calcext:value-type="float">
            <text:p>2210</text:p>
          </table:table-cell>
          <table:table-cell office:value-type="float" office:value="0.941137" calcext:value-type="float">
            <text:p>0,941137</text:p>
          </table:table-cell>
          <table:table-cell table:style-name="ce1" office:value-type="float" office:value="4353811242" calcext:value-type="float">
            <text:p>4353811242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640" calcext:value-type="float">
            <text:p>640</text:p>
          </table:table-cell>
          <table:table-cell office:value-type="float" office:value="0.24623" calcext:value-type="float">
            <text:p>0,24623</text:p>
          </table:table-cell>
          <table:table-cell table:style-name="ce1" office:value-type="float" office:value="6449548760" calcext:value-type="float">
            <text:p>6449548760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12068497033" calcext:value-type="float">
            <text:p>12068497033</text:p>
          </table:table-cell>
          <table:table-cell office:value-type="float" office:value="0.121008" calcext:value-type="float">
            <text:p>0,121008</text:p>
          </table:table-cell>
          <table:table-cell office:value-type="float" office:value="706" calcext:value-type="float">
            <text:p>706</text:p>
          </table:table-cell>
          <table:table-cell office:value-type="float" office:value="0.191515" calcext:value-type="float">
            <text:p>0,191515</text:p>
          </table:table-cell>
          <table:table-cell table:style-name="ce1" office:value-type="float" office:value="413402350" calcext:value-type="float">
            <text:p>413402350</text:p>
          </table:table-cell>
          <table:table-cell office:value-type="float" office:value="0.395991" calcext:value-type="float">
            <text:p>0,395991</text:p>
          </table:table-cell>
          <table:table-cell office:value-type="float" office:value="2210" calcext:value-type="float">
            <text:p>2210</text:p>
          </table:table-cell>
          <table:table-cell office:value-type="float" office:value="0.941137" calcext:value-type="float">
            <text:p>0,941137</text:p>
          </table:table-cell>
          <table:table-cell table:style-name="ce1" office:value-type="float" office:value="5140039485" calcext:value-type="float">
            <text:p>514003948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640" calcext:value-type="float">
            <text:p>640</text:p>
          </table:table-cell>
          <table:table-cell office:value-type="float" office:value="0.24623" calcext:value-type="float">
            <text:p>0,24623</text:p>
          </table:table-cell>
          <table:table-cell table:style-name="ce1" office:value-type="float" office:value="1544727177" calcext:value-type="float">
            <text:p>1544727177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19859271988" calcext:value-type="float">
            <text:p>19859271988</text:p>
          </table:table-cell>
          <table:table-cell office:value-type="float" office:value="0.121008" calcext:value-type="float">
            <text:p>0,121008</text:p>
          </table:table-cell>
          <table:table-cell office:value-type="float" office:value="706" calcext:value-type="float">
            <text:p>706</text:p>
          </table:table-cell>
          <table:table-cell office:value-type="float" office:value="0.191515" calcext:value-type="float">
            <text:p>0,191515</text:p>
          </table:table-cell>
          <table:table-cell table:style-name="ce1" office:value-type="float" office:value="410839166" calcext:value-type="float">
            <text:p>410839166</text:p>
          </table:table-cell>
          <table:table-cell office:value-type="float" office:value="0.395991" calcext:value-type="float">
            <text:p>0,395991</text:p>
          </table:table-cell>
          <table:table-cell office:value-type="float" office:value="2210" calcext:value-type="float">
            <text:p>2210</text:p>
          </table:table-cell>
          <table:table-cell office:value-type="float" office:value="0.941137" calcext:value-type="float">
            <text:p>0,941137</text:p>
          </table:table-cell>
          <table:table-cell table:style-name="ce1" office:value-type="float" office:value="759257877" calcext:value-type="float">
            <text:p>75925787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64991" calcext:value-type="float">
            <text:p>0,164991</text:p>
          </table:table-cell>
          <table:table-cell table:formula="of:=([.C59]+[.C60]+[.C61]+[.C62]+[.C63])/5" office:value-type="float" office:value="640" calcext:value-type="float">
            <text:p>640</text:p>
          </table:table-cell>
          <table:table-cell table:formula="of:=([.D59]+[.D60]+[.D61]+[.D62]+[.D63])/5" office:value-type="float" office:value="0.24623" calcext:value-type="float">
            <text:p>0,24623</text:p>
          </table:table-cell>
          <table:table-cell table:style-name="ce1" table:formula="of:=([.E59]+[.E60]+[.E61]+[.E62]+[.E63])/5" office:value-type="float" office:value="3357344397.4" calcext:value-type="float">
            <text:p>3357344397,4</text:p>
          </table:table-cell>
          <table:table-cell table:formula="of:=([.F59]+[.F60]+[.F61]+[.F62]+[.F63])/5" office:value-type="float" office:value="2.67759" calcext:value-type="float">
            <text:p>2,67759</text:p>
          </table:table-cell>
          <table:table-cell table:formula="of:=([.G59]+[.G60]+[.G61]+[.G62]+[.G63])/5" office:value-type="float" office:value="5102" calcext:value-type="float">
            <text:p>5102</text:p>
          </table:table-cell>
          <table:table-cell table:formula="of:=([.H59]+[.H60]+[.H61]+[.H62]+[.H63])/5" office:value-type="float" office:value="9.40087" calcext:value-type="float">
            <text:p>9,40087</text:p>
          </table:table-cell>
          <table:table-cell table:style-name="ce1" table:formula="of:=([.I59]+[.I60]+[.I61]+[.I62]+[.I63])/5" office:value-type="float" office:value="23791383469" calcext:value-type="float">
            <text:p>23791383469</text:p>
          </table:table-cell>
          <table:table-cell table:formula="of:=([.J59]+[.J60]+[.J61]+[.J62]+[.J63])/5" office:value-type="float" office:value="0.121008" calcext:value-type="float">
            <text:p>0,121008</text:p>
          </table:table-cell>
          <table:table-cell table:formula="of:=([.K59]+[.K60]+[.K61]+[.K62]+[.K63])/5" office:value-type="float" office:value="706" calcext:value-type="float">
            <text:p>706</text:p>
          </table:table-cell>
          <table:table-cell table:formula="of:=([.L59]+[.L60]+[.L61]+[.L62]+[.L63])/5" office:value-type="float" office:value="0.191515" calcext:value-type="float">
            <text:p>0,191515</text:p>
          </table:table-cell>
          <table:table-cell table:style-name="ce1" table:formula="of:=([.M59]+[.M60]+[.M61]+[.M62]+[.M63])/5" office:value-type="float" office:value="498714533.6" calcext:value-type="float">
            <text:p>498714533,6</text:p>
          </table:table-cell>
          <table:table-cell table:formula="of:=([.N59]+[.N60]+[.N61]+[.N62]+[.N63])/5" office:value-type="float" office:value="0.395991" calcext:value-type="float">
            <text:p>0,395991</text:p>
          </table:table-cell>
          <table:table-cell table:formula="of:=([.O59]+[.O60]+[.O61]+[.O62]+[.O63])/5" office:value-type="float" office:value="2210" calcext:value-type="float">
            <text:p>2210</text:p>
          </table:table-cell>
          <table:table-cell table:formula="of:=([.P59]+[.P60]+[.P61]+[.P62]+[.P63])/5" office:value-type="float" office:value="0.941137" calcext:value-type="float">
            <text:p>0,941137</text:p>
          </table:table-cell>
          <table:table-cell table:style-name="ce1" table:formula="of:=([.Q59]+[.Q60]+[.Q61]+[.Q62]+[.Q63])/5" office:value-type="float" office:value="3802092711" calcext:value-type="float">
            <text:p>3802092711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0700691" calcext:value-type="float">
            <text:p>0,0700691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0.105735" calcext:value-type="float">
            <text:p>0,105735</text:p>
          </table:table-cell>
          <table:table-cell table:style-name="ce34" office:value-type="float" office:value="2862012051" calcext:value-type="float">
            <text:p>2862012051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19862279096" calcext:value-type="float">
            <text:p>19862279096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1046" calcext:value-type="float">
            <text:p>1046</text:p>
          </table:table-cell>
          <table:table-cell office:value-type="float" office:value="0.225346" calcext:value-type="float">
            <text:p>0,225346</text:p>
          </table:table-cell>
          <table:table-cell table:style-name="ce1" office:value-type="float" office:value="1526144067" calcext:value-type="float">
            <text:p>1526144067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652942958" calcext:value-type="float">
            <text:p>65294295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0700691" calcext:value-type="float">
            <text:p>0,0700691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0.105735" calcext:value-type="float">
            <text:p>0,105735</text:p>
          </table:table-cell>
          <table:table-cell table:style-name="ce34" office:value-type="float" office:value="1404293541" calcext:value-type="float">
            <text:p>1404293541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42936338539" calcext:value-type="float">
            <text:p>42936338539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1046" calcext:value-type="float">
            <text:p>1046</text:p>
          </table:table-cell>
          <table:table-cell office:value-type="float" office:value="0.225346" calcext:value-type="float">
            <text:p>0,225346</text:p>
          </table:table-cell>
          <table:table-cell table:style-name="ce1" office:value-type="float" office:value="411826215" calcext:value-type="float">
            <text:p>411826215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4383485209" calcext:value-type="float">
            <text:p>438348520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0700691" calcext:value-type="float">
            <text:p>0,0700691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0.105735" calcext:value-type="float">
            <text:p>0,105735</text:p>
          </table:table-cell>
          <table:table-cell table:style-name="ce34" office:value-type="float" office:value="5956069135" calcext:value-type="float">
            <text:p>5956069135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10973252528" calcext:value-type="float">
            <text:p>10973252528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1046" calcext:value-type="float">
            <text:p>1046</text:p>
          </table:table-cell>
          <table:table-cell office:value-type="float" office:value="0.225346" calcext:value-type="float">
            <text:p>0,225346</text:p>
          </table:table-cell>
          <table:table-cell table:style-name="ce1" office:value-type="float" office:value="416820993" calcext:value-type="float">
            <text:p>416820993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650907388" calcext:value-type="float">
            <text:p>65090738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0700691" calcext:value-type="float">
            <text:p>0,0700691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0.105735" calcext:value-type="float">
            <text:p>0,105735</text:p>
          </table:table-cell>
          <table:table-cell table:style-name="ce34" office:value-type="float" office:value="7998350589" calcext:value-type="float">
            <text:p>7998350589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6016495129" calcext:value-type="float">
            <text:p>6016495129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1046" calcext:value-type="float">
            <text:p>1046</text:p>
          </table:table-cell>
          <table:table-cell office:value-type="float" office:value="0.225346" calcext:value-type="float">
            <text:p>0,225346</text:p>
          </table:table-cell>
          <table:table-cell table:style-name="ce1" office:value-type="float" office:value="414434657" calcext:value-type="float">
            <text:p>414434657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559886005" calcext:value-type="float">
            <text:p>55988600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0700691" calcext:value-type="float">
            <text:p>0,0700691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0.105735" calcext:value-type="float">
            <text:p>0,105735</text:p>
          </table:table-cell>
          <table:table-cell table:style-name="ce34" office:value-type="float" office:value="6574732827" calcext:value-type="float">
            <text:p>6574732827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20466737163" calcext:value-type="float">
            <text:p>20466737163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1046" calcext:value-type="float">
            <text:p>1046</text:p>
          </table:table-cell>
          <table:table-cell office:value-type="float" office:value="0.225346" calcext:value-type="float">
            <text:p>0,225346</text:p>
          </table:table-cell>
          <table:table-cell table:style-name="ce1" office:value-type="float" office:value="414821651" calcext:value-type="float">
            <text:p>414821651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855400315" calcext:value-type="float">
            <text:p>855400315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31" table:formula="of:=([.B66]+[.B67]+[.B68]+[.B69]+[.B70])/5" office:value-type="float" office:value="0.0700691" calcext:value-type="float">
            <text:p>0,0700691</text:p>
          </table:table-cell>
          <table:table-cell table:style-name="ce31" table:formula="of:=([.C66]+[.C67]+[.C68]+[.C69]+[.C70])/5" office:value-type="float" office:value="636" calcext:value-type="float">
            <text:p>636</text:p>
          </table:table-cell>
          <table:table-cell table:style-name="ce31" table:formula="of:=([.D66]+[.D67]+[.D68]+[.D69]+[.D70])/5" office:value-type="float" office:value="0.105735" calcext:value-type="float">
            <text:p>0,105735</text:p>
          </table:table-cell>
          <table:table-cell table:style-name="ce35" table:formula="of:=([.E66]+[.E67]+[.E68]+[.E69]+[.E70])/5" office:value-type="float" office:value="4959091628.6" calcext:value-type="float">
            <text:p>4959091628,6</text:p>
          </table:table-cell>
          <table:table-cell table:style-name="ce9" table:formula="of:=([.F66]+[.F67]+[.F68]+[.F69]+[.F70])/5" office:value-type="float" office:value="5.45157" calcext:value-type="float">
            <text:p>5,45157</text:p>
          </table:table-cell>
          <table:table-cell table:style-name="ce9" table:formula="of:=([.G66]+[.G67]+[.G68]+[.G69]+[.G70])/5" office:value-type="float" office:value="4612" calcext:value-type="float">
            <text:p>4612</text:p>
          </table:table-cell>
          <table:table-cell table:style-name="ce9" table:formula="of:=([.H66]+[.H67]+[.H68]+[.H69]+[.H70])/5" office:value-type="float" office:value="15.5209" calcext:value-type="float">
            <text:p>15,5209</text:p>
          </table:table-cell>
          <table:table-cell table:style-name="ce2" table:formula="of:=([.I66]+[.I67]+[.I68]+[.I69]+[.I70])/5" office:value-type="float" office:value="20051020491" calcext:value-type="float">
            <text:p>20051020491</text:p>
          </table:table-cell>
          <table:table-cell table:style-name="ce9" table:formula="of:=([.J66]+[.J67]+[.J68]+[.J69]+[.J70])/5" office:value-type="float" office:value="0.116475" calcext:value-type="float">
            <text:p>0,116475</text:p>
          </table:table-cell>
          <table:table-cell table:style-name="ce9" table:formula="of:=([.K66]+[.K67]+[.K68]+[.K69]+[.K70])/5" office:value-type="float" office:value="1046" calcext:value-type="float">
            <text:p>1046</text:p>
          </table:table-cell>
          <table:table-cell table:style-name="ce9" table:formula="of:=([.L66]+[.L67]+[.L68]+[.L69]+[.L70])/5" office:value-type="float" office:value="0.225346" calcext:value-type="float">
            <text:p>0,225346</text:p>
          </table:table-cell>
          <table:table-cell table:style-name="ce2" table:formula="of:=([.M66]+[.M67]+[.M68]+[.M69]+[.M70])/5" office:value-type="float" office:value="636809516.6" calcext:value-type="float">
            <text:p>636809516,6</text:p>
          </table:table-cell>
          <table:table-cell table:style-name="ce9" table:formula="of:=([.N66]+[.N67]+[.N68]+[.N69]+[.N70])/5" office:value-type="float" office:value="0.394307" calcext:value-type="float">
            <text:p>0,394307</text:p>
          </table:table-cell>
          <table:table-cell table:style-name="ce9" table:formula="of:=([.O66]+[.O67]+[.O68]+[.O69]+[.O70])/5" office:value-type="float" office:value="2167" calcext:value-type="float">
            <text:p>2167</text:p>
          </table:table-cell>
          <table:table-cell table:style-name="ce9" table:formula="of:=([.P66]+[.P67]+[.P68]+[.P69]+[.P70])/5" office:value-type="float" office:value="0.926572" calcext:value-type="float">
            <text:p>0,926572</text:p>
          </table:table-cell>
          <table:table-cell table:style-name="ce2" table:formula="of:=([.Q66]+[.Q67]+[.Q68]+[.Q69]+[.Q70])/5" office:value-type="float" office:value="1420524375" calcext:value-type="float">
            <text:p>1420524375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58:56.544242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20:12:09.899311083</dc:date>
    <meta:editing-duration>PT25M41S</meta:editing-duration>
    <meta:editing-cycles>6</meta:editing-cycles>
    <meta:generator>LibreOffice/6.0.7.3$Linux_X86_64 LibreOffice_project/00m0$Build-3</meta:generator>
    <meta:document-statistic meta:table-count="1" meta:cell-count="1051" meta:object-count="0"/>
  </office:meta>
</office:document-meta>
</file>